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300000005066E27E10D1213073.png" manifest:media-type="image/png"/>
  <manifest:file-entry manifest:full-path="Pictures/100002010000021E0000010FEC7483577071DFD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ooper Black" svg:font-family="'Cooper Black'" style:font-family-generic="roman" style:font-pitch="variable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style:font-name="Copperplate Gothic Bold" fo:font-size="6pt" officeooo:rsid="001771b6" officeooo:paragraph-rsid="001771b6" style:font-size-asian="6pt" style:font-size-complex="6pt"/>
    </style:style>
    <style:style style:name="P2" style:family="paragraph" style:parent-style-name="Standard">
      <style:paragraph-properties fo:text-align="center" style:justify-single-word="false"/>
      <style:text-properties style:font-name="Copperplate Gothic Bold" fo:font-size="9pt" officeooo:rsid="001dc412" officeooo:paragraph-rsid="001dc412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Copperplate Gothic Bold" fo:font-size="9pt" officeooo:rsid="00205215" officeooo:paragraph-rsid="001dc412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Copperplate Gothic Bold" fo:font-size="14pt" officeooo:rsid="0015710f" officeooo:paragraph-rsid="001a3a89" style:font-size-asian="12.25pt" style:font-size-complex="14pt"/>
    </style:style>
    <style:style style:name="T1" style:family="text">
      <style:text-properties officeooo:rsid="0023c58a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char" svg:x="12.061cm" svg:y="0.125cm" svg:width="0.868cm" svg:height="1.446cm" draw:z-index="0"><draw:image xlink:href="Pictures/10000201000000300000005066E27E10D1213073.png" xlink:type="simple" xlink:show="embed" xlink:actuate="onLoad" loext:mime-type="image/png"/></draw:frame></text:p>
      <text:p text:style-name="P2"/>
      <text:p text:style-name="P3">IARU Carte des régions</text:p>
      <text:p text:style-name="P4"><draw:frame draw:style-name="fr1" draw:name="Image2" text:anchor-type="char" svg:x="0.175cm" svg:y="0.512cm" svg:width="13.6cm" svg:height="6.8cm" draw:z-index="1"><draw:image xlink:href="Pictures/100002010000021E0000010FEC7483577071DFD9.png" xlink:type="simple" xlink:show="embed" xlink:actuate="onLoad" loext:mime-type="image/png"/></draw:frame></text:p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ooper Black" svg:font-family="'Cooper Black'" style:font-family-generic="roman" style:font-pitch="variable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1771b6" officeooo:paragraph-rsid="001771b6" style:font-size-asian="6pt" style:font-size-complex="6pt"/>
    </style:style>
    <style:style style:name="MT1" style:family="text">
      <style:text-properties officeooo:rsid="0023c58a"/>
    </style:style>
    <style:page-layout style:name="Mpm1">
      <style:page-layout-properties fo:page-width="14.801cm" fo:page-height="10.5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sion 1.01 <text:span text:style-name="MT1">page </text:span><text:span text:style-name="MT1"><text:page-number text:select-page="current">1</text:page-number></text:span><text:span text:style-name="MT1">/</text:span><text:span text:style-name="MT1"><text:page-count>1</text:page-count></text:span><text:span text:style-name="MT1"><text:tab/></text:span><text:span text:style-name="MT1"><text:file-name text:display="name">Régions_IARU</text:file-name></text:span><text:span text:style-name="MT1"><text:tab/></text:span><text:span text:style-name="MT1"><text:date style:data-style-name="N37" text:date-value="2022-07-02T19:31:34.688999955">02/07/22</text:date></text:span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7-02T19:31:34.552000000</dc:date>
    <meta:editing-duration>PT2H48S</meta:editing-duration>
    <meta:editing-cycles>10</meta:editing-cycles>
    <meta:generator>LibreOffice/6.4.0.3$Windows_X86_64 LibreOffice_project/b0a288ab3d2d4774cb44b62f04d5d28733ac6df8</meta:generator>
    <meta:document-statistic meta:table-count="0" meta:image-count="2" meta:object-count="0" meta:page-count="1" meta:paragraph-count="2" meta:word-count="10" meta:character-count="65" meta:non-whitespace-character-count="57"/>
  </office:meta>
</office:document-meta>
</file>